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rebuchet M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“THE HEAVENLY HOG” PULLED PORK SANDWICH.</text:p>
      <text:p text:style-name="P6">OUR PULLED PORK SANDWICH COMES FROM A LOVE AND CARE PROCESS! 12 HOURS IN A TRADITIONAL STYLE BRINE <text:span text:style-name="T1">AND </text:span><text:span text:style-name="T2">A SOUTHERN STYLE SEASONED RUB YOU WONT FIND ANYWHERE ELSE...COOKED, SMOKED &amp; BBQ FOR HOURS, GIVING YOU ALL THE FULL FLAVOR TENDER MEAT , CHOICE OF LONNIES HOMEMADE ORIGINAL SAVORY BBQ SAUCES, PILED ON A TOASTED BUN, SERVED WITH COLESLAW, LATTICE CHIPS AND A DEEP FRIED PICKLE SPEAR TO TOP IT OFF..... </text:span></text:p>
      <text:p text:style-name="P2">CHOICE OF SAUCE:</text:p>
      <text:p text:style-name="P9"><text:s/>SWEET N SPICY MOMMA, SOUTH CAROLINA TANGY, </text:p>
      <text:p text:style-name="P9">TRADITIONAL SOUTHERN VINEGAR </text:p>
      <text:p text:style-name="P3">10.50</text:p>
      <text:p text:style-name="P10"/>
      <text:p text:style-name="P4">DILL PICKLE-ISH-OUS BURGER</text:p>
      <text:p text:style-name="P7">1/3 POUND JUICY BURGER, WITH MELTED AMERICAN CHEESE AND TOPPED OFF WITH A PILE OF OUR DEEP FRIED DILL PICKLE CHIPS, TASTY DILL PICKLE CHIPS BATTERED AND DEEP FRIED FOR THE PERFECT CRUNCH!</text:p>
      <text:p text:style-name="P3">8.95</text:p>
      <text:p text:style-name="P12"/>
      <text:p text:style-name="P12">DILL PICKLE SPEAR APPETIZER</text:p>
      <text:p text:style-name="P7">5 DILL PICKLE SPEARS WITH YOUR CHOICE OF 2 DIPPING SAUCES...</text:p>
      <text:p text:style-name="P7">RANCH, HONEY MUSTARD, 1000 ISLAND, BLEU CHEESE, BLAZING SAUCE OR FRY SAUCE</text:p>
      <text:p text:style-name="P3">6.95</text:p>
      <text:p text:style-name="P10"/>
      <text:p text:style-name="P4">CHIP '0' BASKET</text:p>
      <text:p text:style-name="P3">MOUND OF OUR DEEP FRIED LATTICE CHIPS SERVED WITH AWESOME SALSA AND OUR HOUSE MADE RANCH </text:p>
      <text:p text:style-name="P3">4.95</text:p>
      <text:p text:style-name="P3"/>
      <text:p text:style-name="P4">ROOTBEER FLOAT</text:p>
      <text:p text:style-name="P8">GOURMET VANILLA ICE CREAM, MUG ROOTBEER IN A COLD GLASS</text:p>
      <text:p text:style-name="P8">3.95</text:p>
      <text:p text:style-name="P11"/>
      <text:p text:style-name="P4">BEER BY THE BOTTLE</text:p>
      <text:p text:style-name="P1">BUDLIGHT, KOKANEE, ROLLLING ROCK, <text:s/>2.75</text:p>
      <text:p text:style-name="P1"/>
      <text:p text:style-name="P1">SHOCK TOP, DROP TOP, JOHNNY APPLE SEED, </text:p>
      <text:p text:style-name="P1">TOTAL DOMINATION IPA, WIDMER Brrr 3.75</text:p>
      <text:p text:style-name="P1"/>
      <text:p text:style-name="P4">BLACK BOX WINE </text:p>
      <text:p text:style-name="P1">CHARDANAY, MERLOT &amp; CABERNET</text:p>
      <text:p text:style-name="P1">5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hay McDaniels</meta:initial-creator>
    <meta:creation-date>2015-11-19T09:54:18.64</meta:creation-date>
    <meta:document-statistic meta:table-count="0" meta:image-count="0" meta:object-count="0" meta:page-count="1" meta:paragraph-count="26" meta:word-count="220" meta:character-count="1283"/>
    <dc:date>2015-11-19T09:58:15.57</dc:date>
    <dc:creator>Lashay McDaniels</dc:creator>
    <meta:editing-duration>PT3M57S</meta:editing-duration>
    <meta:editing-cycles>1</meta:editing-cycles>
    <meta:generator>OpenOffice/4.0.1$Win32 OpenOffice.org_project/401m5$Build-9714</meta:generator>
  </office:meta>
</office:document-meta>
</file>